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83db" officeooo:paragraph-rsid="001983db"/>
    </style:style>
    <style:style style:name="P2" style:family="paragraph" style:parent-style-name="Standard">
      <style:text-properties officeooo:rsid="001983db" officeooo:paragraph-rsid="00405df7"/>
    </style:style>
    <style:style style:name="P3" style:family="paragraph" style:parent-style-name="Standard">
      <style:text-properties fo:color="#9900ff" officeooo:rsid="0003f2fd" officeooo:paragraph-rsid="001b1751"/>
    </style:style>
    <style:style style:name="P4" style:family="paragraph" style:parent-style-name="Standard">
      <style:text-properties fo:color="#9900ff" officeooo:rsid="0003f2fd" officeooo:paragraph-rsid="00382d43"/>
    </style:style>
    <style:style style:name="P5" style:family="paragraph" style:parent-style-name="Standard">
      <style:text-properties fo:color="#9900ff" officeooo:rsid="0003f2fd" officeooo:paragraph-rsid="0039fe4f"/>
    </style:style>
    <style:style style:name="P6" style:family="paragraph" style:parent-style-name="Standard">
      <style:text-properties fo:color="#9900ff" officeooo:rsid="00367a7c" officeooo:paragraph-rsid="00367a7c"/>
    </style:style>
    <style:style style:name="P7" style:family="paragraph" style:parent-style-name="Standard">
      <style:text-properties fo:color="#6666ff" officeooo:rsid="0003f2fd" officeooo:paragraph-rsid="001cd8cf"/>
    </style:style>
    <style:style style:name="P8" style:family="paragraph" style:parent-style-name="Standard">
      <style:text-properties fo:color="#6666ff" officeooo:rsid="00149c01" officeooo:paragraph-rsid="001cd8cf"/>
    </style:style>
    <style:style style:name="P9" style:family="paragraph" style:parent-style-name="Standard">
      <style:text-properties fo:color="#6666ff" officeooo:rsid="0014a006" officeooo:paragraph-rsid="001cd8cf"/>
    </style:style>
    <style:style style:name="P10" style:family="paragraph" style:parent-style-name="Standard">
      <style:text-properties fo:color="#006600" officeooo:rsid="001e7043" officeooo:paragraph-rsid="001e7043"/>
    </style:style>
    <style:style style:name="P11" style:family="paragraph" style:parent-style-name="Standard">
      <style:text-properties fo:color="#006600" officeooo:rsid="001e7043" officeooo:paragraph-rsid="001f71ea"/>
    </style:style>
    <style:style style:name="P12" style:family="paragraph" style:parent-style-name="Standard">
      <style:text-properties fo:color="#006600" officeooo:rsid="001e7043" officeooo:paragraph-rsid="0020eda8"/>
    </style:style>
    <style:style style:name="P13" style:family="paragraph" style:parent-style-name="Standard">
      <style:text-properties fo:color="#006600" officeooo:rsid="001e7043" officeooo:paragraph-rsid="002a4bbc"/>
    </style:style>
    <style:style style:name="P14" style:family="paragraph" style:parent-style-name="Standard">
      <style:text-properties fo:color="#006600" officeooo:rsid="001e7043" officeooo:paragraph-rsid="002efc2d"/>
    </style:style>
    <style:style style:name="P15" style:family="paragraph" style:parent-style-name="Standard">
      <style:text-properties fo:color="#006600" officeooo:rsid="001e7043" officeooo:paragraph-rsid="0033f925"/>
    </style:style>
    <style:style style:name="P16" style:family="paragraph" style:parent-style-name="Standard">
      <style:text-properties fo:color="#006600" officeooo:rsid="001e7043" officeooo:paragraph-rsid="00381e8b"/>
    </style:style>
    <style:style style:name="P17" style:family="paragraph" style:parent-style-name="Standard">
      <style:text-properties fo:color="#006600" officeooo:rsid="001e7043" officeooo:paragraph-rsid="00382d43"/>
    </style:style>
    <style:style style:name="P18" style:family="paragraph" style:parent-style-name="Standard">
      <style:text-properties fo:color="#006600" officeooo:rsid="001e7043" officeooo:paragraph-rsid="003ad634"/>
    </style:style>
    <style:style style:name="P19" style:family="paragraph" style:parent-style-name="Standard">
      <style:text-properties fo:color="#006600" officeooo:rsid="001e7043" officeooo:paragraph-rsid="003bd35f"/>
    </style:style>
    <style:style style:name="P20" style:family="paragraph" style:parent-style-name="Standard">
      <style:text-properties fo:color="#006600" officeooo:rsid="0022cb39" officeooo:paragraph-rsid="0022cb39"/>
    </style:style>
    <style:style style:name="P21" style:family="paragraph" style:parent-style-name="Standard">
      <style:text-properties fo:color="#006600" officeooo:rsid="0025bb71" officeooo:paragraph-rsid="0025bb71"/>
    </style:style>
    <style:style style:name="P22" style:family="paragraph" style:parent-style-name="Standard">
      <style:text-properties fo:color="#006600" officeooo:rsid="002afb24" officeooo:paragraph-rsid="002afb24"/>
    </style:style>
    <style:style style:name="P23" style:family="paragraph" style:parent-style-name="Standard">
      <style:text-properties fo:color="#006600" officeooo:rsid="0030a0ee" officeooo:paragraph-rsid="0030a0ee"/>
    </style:style>
    <style:style style:name="P24" style:family="paragraph" style:parent-style-name="Standard">
      <style:text-properties fo:color="#006600" officeooo:rsid="0031e2ab" officeooo:paragraph-rsid="0031e2ab"/>
    </style:style>
    <style:style style:name="P25" style:family="paragraph" style:parent-style-name="Standard">
      <style:text-properties fo:color="#006600" officeooo:rsid="0031e2ab" officeooo:paragraph-rsid="0039fe4f"/>
    </style:style>
    <style:style style:name="P26" style:family="paragraph" style:parent-style-name="Standard">
      <style:text-properties fo:color="#006600" officeooo:rsid="0034fc1d" officeooo:paragraph-rsid="0034fc1d"/>
    </style:style>
    <style:style style:name="P27" style:family="paragraph" style:parent-style-name="Standard">
      <style:text-properties fo:color="#006600" officeooo:rsid="0025d904" officeooo:paragraph-rsid="0025d904"/>
    </style:style>
    <style:style style:name="P28" style:family="paragraph" style:parent-style-name="Standard">
      <style:text-properties fo:color="#006600" officeooo:rsid="0023fb56" officeooo:paragraph-rsid="0023fb56"/>
    </style:style>
    <style:style style:name="P29" style:family="paragraph" style:parent-style-name="Standard">
      <style:text-properties fo:color="#006600" officeooo:rsid="003a06b0" officeooo:paragraph-rsid="003a06b0"/>
    </style:style>
    <style:style style:name="P30" style:family="paragraph" style:parent-style-name="Standard">
      <style:text-properties fo:color="#006600" officeooo:rsid="003c7437" officeooo:paragraph-rsid="003c7437"/>
    </style:style>
    <style:style style:name="P31" style:family="paragraph" style:parent-style-name="Standard">
      <style:text-properties fo:color="#006600" officeooo:rsid="00405df7" officeooo:paragraph-rsid="00405df7"/>
    </style:style>
    <style:style style:name="P32" style:family="paragraph" style:parent-style-name="Standard">
      <style:text-properties fo:color="#006600" officeooo:rsid="00433b2e" officeooo:paragraph-rsid="00433b2e"/>
    </style:style>
    <style:style style:name="P33" style:family="paragraph" style:parent-style-name="Standard">
      <style:text-properties fo:color="#006600" officeooo:rsid="00433b2e" officeooo:paragraph-rsid="0043eb45"/>
    </style:style>
    <style:style style:name="P34" style:family="paragraph" style:parent-style-name="Standard">
      <style:text-properties fo:color="#006600" officeooo:rsid="0043eb45" officeooo:paragraph-rsid="0043eb45"/>
    </style:style>
    <style:style style:name="P35" style:family="paragraph" style:parent-style-name="Standard">
      <style:text-properties fo:color="#006600" officeooo:rsid="0045b0e2" officeooo:paragraph-rsid="0045b0e2"/>
    </style:style>
    <style:style style:name="P36" style:family="paragraph" style:parent-style-name="Standard">
      <style:text-properties fo:color="#006600" officeooo:rsid="003bd35f" officeooo:paragraph-rsid="003bd35f"/>
    </style:style>
    <style:style style:name="P37" style:family="paragraph" style:parent-style-name="Standard">
      <style:text-properties fo:color="#006600" officeooo:rsid="004fe43d" officeooo:paragraph-rsid="004fe43d"/>
    </style:style>
    <style:style style:name="P38" style:family="paragraph" style:parent-style-name="Standard">
      <style:text-properties fo:color="#006600" officeooo:rsid="004d8a19" officeooo:paragraph-rsid="004e59b0"/>
    </style:style>
    <style:style style:name="P39" style:family="paragraph" style:parent-style-name="Standard">
      <style:text-properties fo:color="#006600" officeooo:rsid="00510eeb" officeooo:paragraph-rsid="00510eeb"/>
    </style:style>
    <style:style style:name="P40" style:family="paragraph" style:parent-style-name="Standard">
      <style:text-properties fo:color="#006600" officeooo:rsid="005c6a57" officeooo:paragraph-rsid="005c6a57"/>
    </style:style>
    <style:style style:name="P41" style:family="paragraph" style:parent-style-name="Standard">
      <style:text-properties fo:color="#006600" officeooo:rsid="00473cc9" officeooo:paragraph-rsid="005c0854"/>
    </style:style>
    <style:style style:name="P42" style:family="paragraph" style:parent-style-name="Standard">
      <style:text-properties fo:color="#006600" officeooo:rsid="005ee0cb" officeooo:paragraph-rsid="005ee0cb"/>
    </style:style>
    <style:style style:name="P43" style:family="paragraph" style:parent-style-name="Standard">
      <style:text-properties fo:color="#006600" officeooo:rsid="0060b6bb" officeooo:paragraph-rsid="0060b6bb"/>
    </style:style>
    <style:style style:name="P44" style:family="paragraph" style:parent-style-name="Standard">
      <style:text-properties fo:color="#006600" officeooo:rsid="0063ad2e" officeooo:paragraph-rsid="0063ad2e"/>
    </style:style>
    <style:style style:name="P45" style:family="paragraph" style:parent-style-name="Standard">
      <style:text-properties officeooo:paragraph-rsid="0023fb56"/>
    </style:style>
    <style:style style:name="P46" style:family="paragraph" style:parent-style-name="Standard">
      <style:text-properties officeooo:rsid="00405df7" officeooo:paragraph-rsid="00405df7"/>
    </style:style>
    <style:style style:name="P47" style:family="paragraph" style:parent-style-name="Standard">
      <style:text-properties fo:color="#000099" officeooo:rsid="00149c01" officeooo:paragraph-rsid="001cd8cf"/>
    </style:style>
    <style:style style:name="P48" style:family="paragraph" style:parent-style-name="Standard">
      <style:text-properties fo:color="#000099" officeooo:rsid="0014a006" officeooo:paragraph-rsid="001cd8cf"/>
    </style:style>
    <style:style style:name="P49" style:family="paragraph" style:parent-style-name="Standard">
      <style:text-properties fo:color="#000099" officeooo:rsid="001983db" officeooo:paragraph-rsid="001983db"/>
    </style:style>
    <style:style style:name="P50" style:family="paragraph" style:parent-style-name="Standard">
      <style:text-properties fo:color="#000099" officeooo:rsid="001983db" officeooo:paragraph-rsid="00405df7"/>
    </style:style>
    <style:style style:name="P51" style:family="paragraph" style:parent-style-name="Standard">
      <style:text-properties fo:color="#990099" officeooo:rsid="001983db" officeooo:paragraph-rsid="001983db"/>
    </style:style>
    <style:style style:name="P52" style:family="paragraph" style:parent-style-name="Standard">
      <style:text-properties fo:color="#990099" officeooo:rsid="001983db" officeooo:paragraph-rsid="00433b2e"/>
    </style:style>
    <style:style style:name="P53" style:family="paragraph" style:parent-style-name="Standard">
      <style:text-properties fo:color="#990099" officeooo:rsid="001983db" officeooo:paragraph-rsid="0043eb45"/>
    </style:style>
    <style:style style:name="P54" style:family="paragraph" style:parent-style-name="Standard">
      <style:text-properties fo:color="#990099" officeooo:rsid="001983db" officeooo:paragraph-rsid="00580edb"/>
    </style:style>
    <style:style style:name="P55" style:family="paragraph" style:parent-style-name="Standard">
      <style:text-properties fo:color="#990099" officeooo:rsid="0003f2fd" officeooo:paragraph-rsid="001b1751"/>
    </style:style>
    <style:style style:name="P56" style:family="paragraph" style:parent-style-name="Standard">
      <style:text-properties fo:color="#000000" officeooo:rsid="0003f2fd" officeooo:paragraph-rsid="001b1751"/>
    </style:style>
    <style:style style:name="P57" style:family="paragraph" style:parent-style-name="Standard">
      <style:text-properties fo:font-weight="bold" officeooo:rsid="001983db" officeooo:paragraph-rsid="0029a835" style:font-weight-asian="bold" style:font-weight-complex="bold"/>
    </style:style>
    <style:style style:name="P58" style:family="paragraph" style:parent-style-name="Standard">
      <style:text-properties fo:font-weight="bold" officeooo:rsid="001983db" officeooo:paragraph-rsid="001983db" style:font-weight-asian="bold" style:font-weight-complex="bold"/>
    </style:style>
    <style:style style:name="P59" style:family="paragraph" style:parent-style-name="Standard">
      <style:text-properties fo:color="#ff3333" officeooo:rsid="0061cfa7" officeooo:paragraph-rsid="0061cfa7"/>
    </style:style>
    <style:style style:name="P60" style:family="paragraph" style:parent-style-name="Preformatted_20_Text">
      <style:text-properties fo:color="#006600" style:font-name="Liberation Serif" fo:font-size="12pt" officeooo:rsid="0003f2fd" officeooo:paragraph-rsid="001b1751" style:font-size-asian="12pt" style:font-size-complex="12pt"/>
    </style:style>
    <style:style style:name="P61" style:family="paragraph" style:parent-style-name="Standard">
      <style:text-properties fo:color="#ff3333" officeooo:rsid="006bc315" officeooo:paragraph-rsid="006bc315"/>
    </style:style>
    <style:style style:name="P62" style:family="paragraph" style:parent-style-name="Standard">
      <style:text-properties fo:color="#ff3333" officeooo:rsid="0070af24" officeooo:paragraph-rsid="0070af24"/>
    </style:style>
    <style:style style:name="P63" style:family="paragraph" style:parent-style-name="Standard">
      <style:text-properties fo:color="#ff3333" officeooo:rsid="00720d9c" officeooo:paragraph-rsid="00720d9c"/>
    </style:style>
    <style:style style:name="P64" style:family="paragraph" style:parent-style-name="Standard">
      <style:text-properties fo:color="#006600" officeooo:paragraph-rsid="00665d8e"/>
    </style:style>
    <style:style style:name="P65" style:family="paragraph" style:parent-style-name="Standard">
      <style:text-properties fo:color="#006600" officeooo:rsid="006bc315" officeooo:paragraph-rsid="006bc315"/>
    </style:style>
    <style:style style:name="P66" style:family="paragraph" style:parent-style-name="Standard">
      <style:text-properties fo:color="#006600" officeooo:rsid="006d6932" officeooo:paragraph-rsid="006e1ffb"/>
    </style:style>
    <style:style style:name="P67" style:family="paragraph" style:parent-style-name="Standard">
      <style:text-properties fo:color="#006600" officeooo:rsid="006e1ffb" officeooo:paragraph-rsid="006e1ffb"/>
    </style:style>
    <style:style style:name="P68" style:family="paragraph" style:parent-style-name="Standard">
      <style:text-properties fo:color="#006600" officeooo:rsid="006e1ffb" officeooo:paragraph-rsid="006ed9dd"/>
    </style:style>
    <style:style style:name="P69" style:family="paragraph" style:parent-style-name="Standard">
      <style:text-properties fo:color="#006600" officeooo:rsid="006f6efe" officeooo:paragraph-rsid="006f6efe"/>
    </style:style>
    <style:style style:name="P70" style:family="paragraph" style:parent-style-name="Standard">
      <style:text-properties fo:color="#006600" officeooo:rsid="0003f2fd" officeooo:paragraph-rsid="0070eeef"/>
    </style:style>
    <style:style style:name="P71" style:family="paragraph" style:parent-style-name="Standard">
      <style:text-properties fo:color="#006600" officeooo:rsid="0074d164" officeooo:paragraph-rsid="0074d164"/>
    </style:style>
    <style:style style:name="P72" style:family="paragraph" style:parent-style-name="Standard">
      <style:text-properties fo:color="#006600" officeooo:rsid="00707aac" officeooo:paragraph-rsid="00707aac"/>
    </style:style>
    <style:style style:name="P73" style:family="paragraph" style:parent-style-name="Standard">
      <style:text-properties fo:color="#9900ff" officeooo:rsid="006d6932" officeooo:paragraph-rsid="006e1ffb"/>
    </style:style>
    <style:style style:name="P74" style:family="paragraph" style:parent-style-name="Standard">
      <style:text-properties fo:color="#9900ff" officeooo:rsid="0003f2fd" officeooo:paragraph-rsid="00665d8e"/>
    </style:style>
    <style:style style:name="P75" style:family="paragraph" style:parent-style-name="Standard">
      <style:text-properties fo:color="#9900ff" officeooo:rsid="0003f2fd" officeooo:paragraph-rsid="001b1751"/>
    </style:style>
    <style:style style:name="P76" style:family="paragraph" style:parent-style-name="Standard">
      <style:text-properties officeooo:rsid="001983db" officeooo:paragraph-rsid="001983db"/>
    </style:style>
    <style:style style:name="T1" style:family="text">
      <style:text-properties fo:color="#9900ff" officeooo:rsid="0029a835"/>
    </style:style>
    <style:style style:name="T2" style:family="text">
      <style:text-properties fo:color="#009900"/>
    </style:style>
    <style:style style:name="T3" style:family="text">
      <style:text-properties officeooo:rsid="001b1751"/>
    </style:style>
    <style:style style:name="T4" style:family="text">
      <style:text-properties officeooo:rsid="0014fb68"/>
    </style:style>
    <style:style style:name="T5" style:family="text">
      <style:text-properties officeooo:rsid="00149c01"/>
    </style:style>
    <style:style style:name="T6" style:family="text">
      <style:text-properties fo:color="#000000"/>
    </style:style>
    <style:style style:name="T7" style:family="text">
      <style:text-properties fo:color="#000000" officeooo:rsid="00201bf3"/>
    </style:style>
    <style:style style:name="T8" style:family="text">
      <style:text-properties fo:color="#006600"/>
    </style:style>
    <style:style style:name="T9" style:family="text">
      <style:text-properties fo:color="#006600" officeooo:rsid="00201bf3"/>
    </style:style>
    <style:style style:name="T10" style:family="text">
      <style:text-properties fo:color="#006600" officeooo:rsid="0023fb56"/>
    </style:style>
    <style:style style:name="T11" style:family="text">
      <style:text-properties fo:color="#006600" style:font-name="Liberation Serif"/>
    </style:style>
    <style:style style:name="T12" style:family="text">
      <style:text-properties fo:color="#006600" style:font-name="Liberation Serif" officeooo:rsid="0023fb56"/>
    </style:style>
    <style:style style:name="T13" style:family="text">
      <style:text-properties fo:color="#006600" style:font-name="Liberation Serif" fo:font-style="italic"/>
    </style:style>
    <style:style style:name="T14" style:family="text">
      <style:text-properties fo:color="#006600" style:font-name="Liberation Serif" officeooo:rsid="0024b12d"/>
    </style:style>
    <style:style style:name="T15" style:family="text">
      <style:text-properties fo:color="#006600" officeooo:rsid="0029a835"/>
    </style:style>
    <style:style style:name="T16" style:family="text">
      <style:text-properties fo:color="#006600" officeooo:rsid="001e7043"/>
    </style:style>
    <style:style style:name="T17" style:family="text">
      <style:text-properties fo:color="#006600" officeooo:rsid="0039fe4f"/>
    </style:style>
    <style:style style:name="T18" style:family="text">
      <style:text-properties fo:color="#006600" officeooo:rsid="003e6acd"/>
    </style:style>
    <style:style style:name="T19" style:family="text">
      <style:text-properties fo:color="#006600" officeooo:rsid="00405df7"/>
    </style:style>
    <style:style style:name="T20" style:family="text">
      <style:text-properties officeooo:rsid="0025d904"/>
    </style:style>
    <style:style style:name="T21" style:family="text">
      <style:text-properties officeooo:rsid="002860c9"/>
    </style:style>
    <style:style style:name="T22" style:family="text">
      <style:text-properties officeooo:rsid="002a4bbc"/>
    </style:style>
    <style:style style:name="T23" style:family="text">
      <style:text-properties officeooo:rsid="0003f2fd"/>
    </style:style>
    <style:style style:name="T24" style:family="text">
      <style:text-properties officeooo:rsid="002b173c"/>
    </style:style>
    <style:style style:name="T25" style:family="text">
      <style:text-properties officeooo:rsid="001983db"/>
    </style:style>
    <style:style style:name="T26" style:family="text">
      <style:text-properties officeooo:rsid="00336548"/>
    </style:style>
    <style:style style:name="T27" style:family="text">
      <style:text-properties fo:color="#000099"/>
    </style:style>
    <style:style style:name="T28" style:family="text">
      <style:text-properties fo:color="#990099"/>
    </style:style>
    <style:style style:name="T29" style:family="text">
      <style:text-properties fo:color="#990099" officeooo:rsid="001983db"/>
    </style:style>
    <style:style style:name="T30" style:family="text">
      <style:text-properties fo:color="#990099" officeooo:rsid="0003f2fd"/>
    </style:style>
    <style:style style:name="T31" style:family="text">
      <style:text-properties officeooo:rsid="0052a077"/>
    </style:style>
    <style:style style:name="T32" style:family="text">
      <style:text-properties officeooo:rsid="005c6a57"/>
    </style:style>
    <style:style style:name="T33" style:family="text">
      <style:text-properties officeooo:rsid="005ceaa0"/>
    </style:style>
    <style:style style:name="T34" style:family="text">
      <style:text-properties officeooo:rsid="00626444"/>
    </style:style>
    <style:style style:name="T35" style:family="text">
      <style:text-properties officeooo:rsid="0064e030"/>
    </style:style>
    <style:style style:name="T36" style:family="text">
      <style:text-properties officeooo:rsid="0069db0d"/>
    </style:style>
    <style:style style:name="T37" style:family="text">
      <style:text-properties officeooo:rsid="006b7f82"/>
    </style:style>
    <style:style style:name="T38" style:family="text">
      <style:text-properties fo:color="#ff3333" officeooo:rsid="006c2829"/>
    </style:style>
    <style:style style:name="T39" style:family="text">
      <style:text-properties officeooo:rsid="006c2829"/>
    </style:style>
    <style:style style:name="T40" style:family="text">
      <style:text-properties officeooo:rsid="006e1ffb"/>
    </style:style>
    <style:style style:name="T41" style:family="text">
      <style:text-properties officeooo:rsid="006ed9dd"/>
    </style:style>
    <style:style style:name="T42" style:family="text">
      <style:text-properties officeooo:rsid="0070eeef"/>
    </style:style>
    <style:style style:name="T43" style:family="text">
      <style:text-properties officeooo:rsid="00710fd6"/>
    </style:style>
    <style:style style:name="T44" style:family="text">
      <style:text-properties officeooo:rsid="007491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Reviewer 1 </text:p>
      <text:p text:style-name="P1"><text:s text:c="2"/>- <text:span text:style-name="T27">Congratulations on a good article, which explains and investigates features commonly used in </text:span></text:p>
      <text:p text:style-name="P49">DSM. The paper is well written. Some improvements could be made though. I found myself paging </text:p>
      <text:p text:style-name="P49">up and down a lot, to try and figure out what the abbreviations of the terrain positions meant. </text:p>
      <text:p text:style-name="P49">Although they are somehow described in Table 1, the classes used only has abbreviations and no </text:p>
      <text:p text:style-name="P50">wording to describe what they mean. </text:p>
      <text:p text:style-name="P31">Thank you very much for pointing this out, it was not our intention to create terrain position classes without a wording. We have therefore explained what these abbreviations mean in the section “Forestry Point data set” in the “Material and Methods” chapter. Furthermore, the names of these abbreviated classes have also been included in the captions of relevant tables and figures.</text:p>
      <text:p text:style-name="P50">Also there is some confusion as to how the classes of the <text:s/>various methods output was divided into those of the soil database. A table showing this would improve the readability a lot. </text:p>
      <text:p text:style-name="P40">As also requested by reviewer 2, such a table has been added at the beginning of the Results section. We believe it is very helpful for understanding and comparing the different approaches. Additionally, we have improved the description of the applied methodology and added some text at the beginning of the Results section in order to clarify how the output units are distributed amongst the surveyed topographic positions.</text:p>
      <text:p text:style-name="P50">Also, the descriptions of the <text:s/>outputs of the various methods should <text:s/>be moved to the Material and methods section.</text:p>
      <text:p text:style-name="P46"><text:span text:style-name="T19">W</text:span><text:span text:style-name="T8">e agree and have moved the description of the output classes of the various methods to the method descriptions in the “Material and methods” section.</text:span></text:p>
      <text:p text:style-name="P50">The Tables showing the r<text:span text:style-name="T3">e</text:span>sults of the different methods were difficult to understand, as the abbreviations of the slope positions only were shown.</text:p>
      <text:p text:style-name="P2"/>
      <text:p text:style-name="P50">As a stand alone the tables are insufficient, and the abbreviations should be explained. </text:p>
      <text:p text:style-name="P31">We have included the full names of the abbreviated generalised topographic position classes into the captions of the tables.</text:p>
      <text:p text:style-name="P31"/>
      <text:p text:style-name="P50">Further comments and some small typos are corrected in the attached file.</text:p>
      <text:p text:style-name="P1"/>
      <text:p text:style-name="P58">-Reviewer 2 </text:p>
      <text:p text:style-name="P1">- <text:span text:style-name="T28">Dear authors,</text:span></text:p>
      <text:p text:style-name="P51">Many thanks for giving me the chance to read this manuscript, which represents a very interesting </text:p>
      <text:p text:style-name="P51">contribution to digital terrain analysis and digital soil mapping. The study is relevant, innovative </text:p>
      <text:p text:style-name="P51">and contributes to the knowledge that exists regarding the interrelationships and comparability of </text:p>
      <text:p text:style-name="P51">scale-dependent landform classification approaches using automated digital terrain analysis, as </text:p>
      <text:p text:style-name="P51">well as the detection and classification of topographic positions by surveyors in the field. In doing </text:p>
      <text:p text:style-name="P51">so, this study provides new and interesting insights into how far the mapping of landforms by </text:p>
      <text:p text:style-name="P51">surveyors in the field can be achieved using automated terrain classification approaches. This not </text:p>
      <text:p text:style-name="P51">only contributes to a deepening of the understanding of the mental soil-landscape model of the soil </text:p>
      <text:p text:style-name="P51">surveyor themselves, but can help in the future to better adapt the terrain classification </text:p>
      <text:p text:style-name="P51">approaches to the local experience of the surveyor and thus provide improved basic information to </text:p>
      <text:p text:style-name="P51">support soil mapping. </text:p>
      <text:p text:style-name="P51">Introduction </text:p>
      <text:p text:style-name="P51">The text is clearly formulated, and the introduction to the topic of digital terrain analysis with a </text:p>
      <text:p text:style-name="P51">focus on the different recordings of landforms using both automated terrain classification </text:p>
      <text:p text:style-name="P51">approaches and the surveyor in the field was very well executed. This can also be said for how the </text:p>
      <text:p text:style-name="P51">manuscript reveals the lack of investigations on the comparison and the possible combinations of </text:p>
      <text:p text:style-name="P51">the results of automated terrain classifications with the results of landform mapping during field </text:p>
      <text:p text:style-name="P51">work. The resulting open research question as to what extent the perception and classification of </text:p>
      <text:p text:style-name="P51">landforms by surveyors can be documented using automated algorithms is also well-founded. This </text:p>
      <text:p text:style-name="P51">all brings the relevance of this study to the fore and it can be considered plausible within the </text:p>
      <text:p text:style-name="P51"><text:soft-page-break/>context of state of the art research </text:p>
      <text:p text:style-name="P51">Material and Methods </text:p>
      <text:p text:style-name="P51">The methodology is described in a way that can be reproduced and is mostly comprehensible. The </text:p>
      <text:p text:style-name="P51">material section does however still need some additions and the method section requires more </text:p>
      <text:p text:style-name="P52">detailed explanatory notes on the general workflow.</text:p>
      <text:p text:style-name="P32">xxxxxxxxxxxxxxxxxxxx</text:p>
      <text:p text:style-name="P52"><text:s/>It is also worth considering whether the section on the support of vector machine classification should be brought forward in the chapter as both in the general workflow and the section terrain parameters SVM is already mentioned, without these having been previously explained. This would make the methodological explanations easier to understand. </text:p>
      <text:p text:style-name="P32">Xxxxxxxxxxxxxxxxxxxx <text:span text:style-name="T33">Zumindest in der Intro nochwas zu SVM?</text:span></text:p>
      <text:p text:style-name="P51">The forestry service point data set obviously only has information on the topographic position on </text:p>
      <text:p text:style-name="P51">the macro scale for 1668 of the 1968 profiles. In Figure 1, the representation of the soil profile </text:p>
      <text:p text:style-name="P51">locations should be limited to these relevant 1668 profiles. </text:p>
      <text:p text:style-name="P35">We aggree that only the relevant profile sites should be included in the figure, and have adjusted the <text:s/>map to only show those points where the information regarding macro or meso scale topographic position was used in the analysis. As not all points that have information regarding macro scale also include meso scale information, and vice versa, the total number of points used in the analysis and shown in Figure 1 amount to 1721.</text:p>
      <text:p text:style-name="P51">In the description of the DTM used, at least a brief explanation of the quality of the height values is </text:p>
      <text:p text:style-name="P51">missing. Because the generation of this DTM is based on airborne laser scanning, artifacts and </text:p>
      <text:p text:style-name="P51">residuals in densely wooded areas especially can result in the height values. These particularly </text:p>
      <text:p text:style-name="P51">affect the modeling of local terrain parameters such as the slope and curvature. Therefore, an </text:p>
      <text:p text:style-name="P51">explanation is missing as to whether such errors exist in the DTM templates, and if so, how these </text:p>
      <text:p text:style-name="P51">might have been adjusted or whether they can be neglected by resampling. </text:p>
      <text:p text:style-name="P41">The DTM-generation was commissioned by the Autonomous Province Bolzano – South Tyrol and the minimum data requirements were defined as 4 last-pulse points per 2.5 m grid for valleys and 8 points per 5 m grid at higher elevations, along with maximal height standard deviations of 25 cm in the valleys and <text:s/>a maximum of 55 cm in altitudes above 2000 masl. <text:s text:c="2"/>Wack and Stelzl (2005) report a standard deviation after data preprocessing and filtering of 6.7 cm <text:s/>based on 8 independent check sites, each consisting of 60 ground points. The acchieved point density is reported as 1.3 pt/m² for the valleys and 0.8 <text:s/>pt/m² for the rest of the province. This information has now been included in the Material and Methods section. We acknowledge that artifacts can lead to errors in heights, and that forested areas are especially prone to such errors, and that these do affect the computation of terrain attributes, especially <text:s/>curvature. However, we are of the opinion that by using a DTM re-sampled to (a minimum of) 10 m most of the errors can be neglected. Additionally, our <text:s/>approach <text:s/>of investigating various DTM resolutions for the landform delineation as well as the computation of terrain parameters at varying window sizes should <text:s/>further decrease the influence of errors on the computation of terrain parameters. Considering that at meso scale the surveyors regards and area of 50 – 100 m around the profile site, the use of such “smoothened” terrain parameter seems appropriate.</text:p>
      <text:p text:style-name="P41">The information on how to acquire the DTM for free has been updated, as the download possibilites have changed.</text:p>
      <text:p text:style-name="P51">The description of the general workflow up to this point is not fully comprehensible and the </text:p>
      <text:p text:style-name="P53">accompanying figure 3 is of little relevance and should be made more detailed.</text:p>
      <text:p text:style-name="P53">It is as yet unclear which criteria are used to determine the validity and applicability of the automated designated landform classes compared to the surveyed topographic positions (after Englisch and Kilian (1999)) For example in the cross-validation procedure, in which cases the algorithm-based landforms are rated correct classified or misclassified? Are they assigned for example by the curvature classifications according to Dikau (1988) to the classes from Englisch and Kilian (1999) using the SVM algorithm? </text:p>
      <text:p text:style-name="P33">xxxxxxxxxxxxxxxxxxxx</text:p>
      <text:p text:style-name="P51"><text:soft-page-break/>At the beginning of the automated landform classification section the reasons should be given as </text:p>
      <text:p text:style-name="P51">to why these six approaches were selected. Because they are available in open source software, or </text:p>
      <text:p text:style-name="P51">because it is to do with supervised classifications or because the designated landform classes most </text:p>
      <text:p text:style-name="P51">closely match the classification according to Englisch and Kilian (1999)? </text:p>
      <text:p text:style-name="P33">xxxxxxxxxxxxxxxxxxxx</text:p>
      <text:p text:style-name="P51">Results </text:p>
      <text:p text:style-name="P51">The representation of the results is well structured and goes into great detail across 14 pages. </text:p>
      <text:p text:style-name="P51">Even though the maximum overall accuracy of each classification algorithm with 51% macro and </text:p>
      <text:p text:style-name="P51">52% meso-scale is surprisingly low, the stated results are plausible and can be followed using the </text:p>
      <text:p text:style-name="P51">explanations. The results are clearly shown throughout, in some places however they might be </text:p>
      <text:p text:style-name="P51">formulated more precisely and more compact. As a result of the extent of the explanations, the </text:p>
      <text:p text:style-name="P51">results in their entirety are somewhat difficult to extract from the text. This applies in particular to </text:p>
      <text:p text:style-name="P51">the six sub-chapters on the results of the individual classification approaches for the meso and </text:p>
      <text:p text:style-name="P51">macro scales. In each of these six sub-chapters it is specified in blocks of text, which automatically </text:p>
      <text:p text:style-name="P51">classified landforms have been assigned to which topographic position of the surveyor. Here it </text:p>
      <text:p text:style-name="P51">would be possible to create a new table that presents the resulting classes of the automated </text:p>
      <text:p text:style-name="P51">classification approaches assigned to the topographic positions from table 1. This would make the </text:p>
      <text:p text:style-name="P51">results easier to understand and compare. It would also be useful here to repeat the abbreviations </text:p>
      <text:p text:style-name="P51">from the table 1 in the results at a suitable point (in the new table mentioned here for example). </text:p>
      <text:p text:style-name="P34">Thank you for proposing a table showing which automatically classified landforms are assigned to which topographic position for each analysed algorithm. We have created and included such a table at the the beginning of the “Results” section and are of the opinion that it will help significantly in understanding how these assignments were made and simplify comparing the various algorithms. As a consequence, <text:s/>the blocks of text in each sub-chapter of the landform classification algorithms that repeat the assignments were removed, thereby reducing the length of the various result sections. As suggested we have included the abbreviations for the generalised topographic positions in the caption of this table, as well as repeating the abbreviations at the beginning of the “Results” section.<text:span text:style-name="T29"> </text:span></text:p>
      <text:p text:style-name="P51">At the end of the results, the most influential terrain parameters regarding classification success </text:p>
      <text:p text:style-name="P51">should be named directly in the text, and the parameter "texture" mentioned here for the first time </text:p>
      <text:p text:style-name="P51">should be explained briefly. </text:p>
      <text:p text:style-name="P33">xxxxxxxxxxxxxxxxxxxx</text:p>
      <text:p text:style-name="P51">Discussion and Conclusions </text:p>
      <text:p text:style-name="P51">The discussion is carried out extensively and comprehensively, it picks up the essential core </text:p>
      <text:p text:style-name="P51">aspects of the study and discusses them in the context of comparable studies. The results are </text:p>
      <text:p text:style-name="P51">placed under extensive criticism, such as in terms of the limited accuracy of the unbalanced data </text:p>
      <text:p text:style-name="P51">sets (dominance of backslope positions) and the resulting difficulties in assessing all of the </text:p>
      <text:p text:style-name="P51">designated landforms evenly. The section Overall Assessment of Results explains in a very </text:p>
      <text:p text:style-name="P51">understandable and comprehensible way the possible reasons why the topographic positions were </text:p>
      <text:p text:style-name="P54">not better presented by the automated approaches. </text:p>
      <text:p text:style-name="P54"/>
      <text:p text:style-name="P54">It is conceivable at this point to add information on the difficulties that exist in comparing point and area information as in this example (point classifications by surveyors vs. classifications based on a DTM). The effect this has on the interpretation of the results of the investigation should also be mentioned.</text:p>
      <text:p text:style-name="P33">Xxxxxxxxxxxxxxxxxxxx <text:span text:style-name="T32">Aber ist nicht die topographic position auch einer eine aggregierung der Umgebung und nicht unbedingt wirklich nur ein “Punkt”?</text:span></text:p>
      <text:p text:style-name="P51">The conclusions are very well worded, understandable and the authors provide very useful </text:p>
      <text:p text:style-name="P51">information derived from the results of the discussion and provide potential approaches to further </text:p>
      <text:p text:style-name="P51">research topics to lead to a more effective collaboration between digital terrain analysis and field </text:p>
      <text:p text:style-name="P51">survey, taking into account the regional topographic settings.</text:p>
      <text:p text:style-name="P1"/>
      <text:p text:style-name="P1"/>
      <text:p text:style-name="P57"><text:soft-page-break/>Detailed Comments from <text:span text:style-name="T27">reviewer 1</text:span><text:span text:style-name="T2"> </text:span><text:span text:style-name="T7">(copied from comments in the pdf) </text:span><text:span text:style-name="T6">a</text:span>nd <text:span text:style-name="T28">reviewer 2:</text:span></text:p>
      <text:p text:style-name="P57"><text:span text:style-name="T1">(</text:span><text:span text:style-name="T7">remarks by the </text:span><text:span text:style-name="T9">authors in</text:span><text:span text:style-name="T7"> </text:span><text:span text:style-name="T9">green</text:span><text:span text:style-name="T15">)</text:span></text:p>
      <text:p text:style-name="P58"/>
      <text:p text:style-name="P55">Line 24: "classification with crisp as well as fuzzy borders" - what does "crisp" mean here? </text:p>
      <text:p text:style-name="P45"><text:span text:style-name="T7"><text:s/></text:span><text:span text:style-name="T10">In this case we intended “crisp” to mean “hard” or “clear”, representing the opposite of fuzzy or </text:span><text:span text:style-name="T12">continuous. An example of it being used in such a way can be found in MacMillan et al. (2000, </text:span><text:span text:style-name="T14">cited in the manuscript</text:span><text:span text:style-name="T12">) or </text:span><text:span text:style-name="T11">Burrough </text:span><text:span text:style-name="T12">et al (1997): </text:span><text:span text:style-name="T11">Continuous classification in soil survey: spatial correlation, confusion and boundaries, </text:span><text:span text:style-name="Emphasis"><text:span text:style-name="T11">Geoderma,</text:span></text:span><text:span text:style-name="T13"> 77</text:span><text:span text:style-name="T11">, 115-135 .</text:span></text:p>
      <text:p text:style-name="P28"/>
      <text:p text:style-name="P55">Line 91: „and classified into landfrorm elements“ </text:p>
      <text:p text:style-name="P10">Changed as requested.</text:p>
      <text:p text:style-name="P3"/>
      <text:p text:style-name="P55">Line 120: „to allow for better understanding of how these algorithms classify DTMs“ - Replace „for“ </text:p>
      <text:p text:style-name="P11">Changed as requested.</text:p>
      <text:p text:style-name="P3"/>
      <text:p text:style-name="P55">Line 164: How many profiles include the topographic positions at macro and meso scale? Only </text:p>
      <text:p text:style-name="P55">these soil profile sites should be shown in figure 1. </text:p>
      <text:p text:style-name="P21">1313 soil profile site description provided the topographic position at macro and meso <text:span text:style-name="T20">scale. As the analysis was performed separately at meso and macro scale, all points providing the information for the specific scale (macro or meso) were involved in the analysis. This results in 1721 profile sites that were involved in the computations. We agree that only these points should be shown in Figure 1 and have adapted the figure and included this information in the text.</text:span></text:p>
      <text:p text:style-name="P3"/>
      <text:p text:style-name="P55">Line 182: Which algorithm was used for resampling? </text:p>
      <text:p text:style-name="P60"><text:s/>Resampling to coarser grids was performed with 'average' aggregation using the GRASS GIS 7 module 'r.resamp.stats'. <text:span text:style-name="T21">We have included this information in the text.</text:span></text:p>
      <text:p text:style-name="P3"/>
      <text:p text:style-name="P55">Line 190: Reference for SVM? </text:p>
      <text:p text:style-name="P13"><text:span text:style-name="T22">Inserted</text:span> as requested.</text:p>
      <text:p text:style-name="P3"/>
      <text:p text:style-name="P55">Line 191: What does "best suited to classify the landscape according to the surveyor's mental </text:p>
      <text:p text:style-name="P55">model" mean here? </text:p>
      <text:p text:style-name="P44">By this we mean that we are looking for the parameter setting that delineates the landscape (represented by the DTM) into map units that can be used to represent (be classified) <text:s/>into the surveyor's mental soil-landscape model (represented by the surveyed topographic positions). <text:span text:style-name="T35">We have changed this sentence to achieve better comprehensibility.</text:span></text:p>
      <text:p text:style-name="P7"/>
      <text:p text:style-name="P47">Line 237: by instead of be</text:p>
      <text:p text:style-name="P12">Changed as requested.</text:p>
      <text:p text:style-name="P3"/>
      <text:p text:style-name="P55">Line 249: hillslope instead of“ hills-lope“ </text:p>
      <text:p text:style-name="P20">This is a result of using latex and will change with different formatting.</text:p>
      <text:p text:style-name="P3"/>
      <text:p text:style-name="P55">Line 263: „the combination of a large scale TPI and a small scale TPI“ - Isn’t the parameter slope </text:p>
      <text:p text:style-name="P55">combined as well (as a threshold related to slope positions)? </text:p>
      <text:p text:style-name="P6"><text:span text:style-name="T8">Thank you very much for this input. After reviewing the </text:span><text:span text:style-name="T18">poster by Weiss and the </text:span><text:span text:style-name="T8">source code (</text:span><text:a xlink:type="simple" xlink:href="https://sourceforge.net/p/saga-gis/code/ci/master/tree/saga-gis/src/tools/terrain_analysis/ta_morphometry/tpi.cpp">https://sourceforge.net/p/saga-gis/code/ci/master/tree/saga-gis/src/tools/terrain_analysis/ta_morphometry/tpi.cpp</text:a><text:span text:style-name="T8">) we stand corrected, the slope is indeed implemented to distinguish plains from open slopes. This has been incorporated into the description of the TPI-based landform classification. </text:span><text:span text:style-name="T17">However, slope threshold is not an input parameter in the SAGA tool “TPI-based landform classification” (the threshold value of 5 degrees is found only in </text:span><text:soft-page-break/><text:span text:style-name="T17">the c++ code) and was therefore not varied in the presented analysis.</text:span></text:p>
      <text:p text:style-name="P3"/>
      <text:p text:style-name="P55">Line 288: „Terrain parameters“ – „SVM-based landform delineations“ could be more precise </text:p>
      <text:p text:style-name="P22">Thank you for pointing this out, we have changed the name of this subsection to <text:s/>'<text:span text:style-name="T23">SVM-based landform delineations </text:span>with local and region<text:span text:style-name="T24">al</text:span> terrain parameters'</text:p>
      <text:p text:style-name="P3"/>
      <text:p text:style-name="P55">Line 300: „landform classifications“ </text:p>
      <text:p text:style-name="P14">Changed as requested.</text:p>
      <text:p text:style-name="P3"/>
      <text:p text:style-name="P55">Line 323: It is unclear as to what is meant by "the parameter combination that on its own best fits </text:p>
      <text:p text:style-name="P55">the surveyor's classification“ </text:p>
      <text:p text:style-name="P64"><text:span text:style-name="T37">We have rewritten this sentence in order to clarify what we mean: “t</text:span>he parameter setting that, applied as the only predictor variable in the SVM-classifier, best replicates the surveyor's classification”</text:p>
      <text:p text:style-name="P74"/>
      <text:p text:style-name="P55">Line 336: „weres sampled“ </text:p>
      <text:p text:style-name="P15">Changed as requested.</text:p>
      <text:p text:style-name="P8"/>
      <text:p text:style-name="P47">Line <text:span text:style-name="T4">342</text:span>: Perhaps this should rather be included in the Material and Methods section</text:p>
      <text:p text:style-name="P23">Thank you for proposing this change. <text:s/>We agree that <text:span text:style-name="T25">the descriptions of the <text:s/>outputs of the various methods </text:span>are better placed in the <text:span text:style-name="T25"><text:s/>Material and </text:span>M<text:span text:style-name="T25">ethods section </text:span>and have moved <text:span text:style-name="T26">them</text:span> there.</text:p>
      <text:p text:style-name="P8"/>
      <text:p text:style-name="P47">Line <text:span text:style-name="T4">350</text:span>: How was it decided that GE/GR would be mapped to the topographic position BS? There is no explanation in the text</text:p>
      <text:p text:style-name="P65">Thank you to both reviewers for pointing out that this is not adequately explained in the original manuscript. <text:span text:style-name="T39">We have expanded the “general workflow” subsection to explain how this is established. <text:s/>A SVM-classifier uses a predictor map (in our cases either automated landforms or maps of terrain parameters) as the independent variable and is trained with the topographic positions of the Forestry points either at macro or meso scale (the dependent variable). By later predicting the topographic positions of these points, it is determined how a specific map unit is mapped, or linked, to a generalised topographic position. <text:s/>As requested, we have also added a table at the beginning of the “Results” section, which shows how the map outputs of the various automated landform classification algorithms are assigned to specific generalised topographic positions by the SVM-classifiers.</text:span></text:p>
      <text:p text:style-name="P61"/>
      <text:p text:style-name="P55">Line 370: It is unclear as to what is meant by „are all mapped to“ -the procedure should be </text:p>
      <text:p text:style-name="P55">explained briefly for macro and meso scale. </text:p>
      <text:p text:style-name="P66">By this we mean that when the input map (in this case a version of Dikau's curvature classification based on specific parameter values) is reclassified into a map of generalised topographic position by the SVM-classifier, these map units from the automated landform classification are <text:span text:style-name="T40">classified, or mapped, as a specific topographic position class, in this case backslope. We have expanded the “general workflow” subsection to include the explanation of how this is established, and hope that we have adequately clarified this issue.</text:span></text:p>
      <text:p text:style-name="P73"><text:span text:style-name="T38"/></text:p>
      <text:p text:style-name="P55">Line 386: see note regarding line 370 </text:p>
      <text:p text:style-name="P67">Please see our response to the remarks by reviewer 1 (Line 350) and reviewer 2 (Line 370).</text:p>
      <text:p text:style-name="P3"/>
      <text:p text:style-name="P55">Line 415ff: How are the classes assigned to the topographic positions as introduced in Table 1? </text:p>
      <text:p text:style-name="P68">Please see our response to the <text:span text:style-name="T41">comments</text:span> by reviewer 1 (Line 350) and reviewer 2 (Line 370).</text:p>
      <text:p text:style-name="P8"/>
      <text:p text:style-name="P47">Line <text:span text:style-name="T4">463</text:span>: <text:span text:style-name="T4">S</text:span>hould be included in Material and Methods</text:p>
      <text:p text:style-name="P24">Please see remarks to the comment for <text:span text:style-name="T5">Line 342</text:span></text:p>
      <text:p text:style-name="P3"><text:soft-page-break/></text:p>
      <text:p text:style-name="P55">Line 483: Wasn’t the parameter slope implemented as well (thresholds regarding the delineation of </text:p>
      <text:p text:style-name="P55">slope positions)? </text:p>
      <text:p text:style-name="P25">Please see remarks to the comment for <text:span text:style-name="T5">Line 263</text:span></text:p>
      <text:p text:style-name="P3"/>
      <text:p text:style-name="P55">Line 528: see note regarding line 370 </text:p>
      <text:p text:style-name="P68">Please see our response to the remarks by reviewer 1 (Line 350) and reviewer 2 (Line 370).</text:p>
      <text:p text:style-name="P3"/>
      <text:p text:style-name="P55">Line 552: „Minimum“ or „Minimal“ curvature, as labeled in Figure 4? </text:p>
      <text:p text:style-name="P26">Minimum curvature is the correct version, Figure 4 was changed accordingly</text:p>
      <text:p text:style-name="P3"/>
      <text:p text:style-name="P55">Line 557: What is the core message of Figure 4? It is not mentioned or explained. </text:p>
      <text:p text:style-name="P69">This figure intends to show how the SVM-classifier distinguishes between the generalised topographic positions with regard to these different terrain parameters. We have added this information to the text and provided an exemplary interpretation.</text:p>
      <text:p text:style-name="P3"/>
      <text:p text:style-name="P55">Line 580: Please explain why you precisely chose this area. </text:p>
      <text:p text:style-name="P62">This area was chosen for the diversity of the topographic positions of the Forestry Service points located in this region. Furthermore , this area was used for <text:s/>more detailed, large scale <text:s/>investigations.</text:p>
      <text:p text:style-name="P8"/>
      <text:p text:style-name="P47">Line <text:span text:style-name="T4">586</text:span>: Between the previous text and this paragraph, there are 2 figures and a table. Only using “it” is a bit confusing to know what is referred to.</text:p>
      <text:p text:style-name="P36">This is admittedly confusing. Though it is caused by the way latex places the figures (which will change again after the revision as well as formatting, we have remove one of the “It”s entirely and replaced a consecute “It” by a reference to the respective figure.</text:p>
      <text:p text:style-name="P3"/>
      <text:p text:style-name="P55"><text:bookmark-start text:name="__DdeLink__735_1917704190"/>Line 592<text:bookmark-end text:name="__DdeLink__735_1917704190"/>: the most influential terrain parameters should be named directly in the text, and the </text:p>
      <text:p text:style-name="P55">parameter "texture" should be explained briefly </text:p>
      <text:p text:style-name="P72">Thank you for pointing this out. <text:s/><text:span text:style-name="T44">We have improved the description of this figure in the 'Results' section and added a short description of how the terrain parameter texture is calculated.</text:span></text:p>
      <text:p text:style-name="P3"/>
      <text:p text:style-name="P55">Line 641: „is not attributed any points“ – add „attributed to any“ </text:p>
      <text:p text:style-name="P16">Changed as requested.</text:p>
      <text:p text:style-name="P9"/>
      <text:p text:style-name="P48">Line <text:span text:style-name="T4">664</text:span>: parameters instead of parameter</text:p>
      <text:p text:style-name="P16">Changed as requested.</text:p>
      <text:p text:style-name="P3"/>
      <text:p text:style-name="P55">Line 685ff: It would be advisable to add information on the basic difficulties that exist in comparing </text:p>
      <text:p text:style-name="P55">point and area information as in this study. The effect this could have on the interpretation of the </text:p>
      <text:p text:style-name="P55">results should also be mentioned. </text:p>
      <text:p text:style-name="P63">Comment missing</text:p>
      <text:p text:style-name="P3"/>
      <text:p text:style-name="P55">Line 715f: The high texture values should be explained earlier in the text above when figure 7 is </text:p>
      <text:p text:style-name="P55">mentioned for the first time. </text:p>
      <text:p text:style-name="P71">Considering the comment '<text:span text:style-name="T23">Line 592</text:span>', we have moved the description of the parameter texture to where this figure is first mentioned. </text:p>
      <text:p text:style-name="P3"/>
      <text:p text:style-name="P55">Line 719: „the misclassified point“ - add „s“ </text:p>
      <text:p text:style-name="P17">Changed as requested.</text:p>
      <text:p text:style-name="P9"/>
      <text:p text:style-name="P48">Line <text:span text:style-name="T4">719</text:span>: points instead of point</text:p>
      <text:p text:style-name="P17"><text:soft-page-break/>Changed as requested.</text:p>
      <text:p text:style-name="P3"/>
      <text:p text:style-name="P55">Line 815: „betweeen“ </text:p>
      <text:p text:style-name="P17">Changed as requested.</text:p>
      <text:p text:style-name="P9"/>
      <text:p text:style-name="P48">Line <text:span text:style-name="T4">815</text:span>: between instead of betweeen</text:p>
      <text:p text:style-name="P17">Changed as requested.</text:p>
      <text:p text:style-name="P3"/>
      <text:p text:style-name="P55">Line 905: Random Forest might be an adequate alternative for dealing with unbalanced data sets </text:p>
      <text:p text:style-name="P55">(considering the strong dominance of backslope positions) and providing variable importance </text:p>
      <text:p text:style-name="P55">measures (with regard to parameter selection). </text:p>
      <text:p text:style-name="P63">Comment missing</text:p>
      <text:p text:style-name="P3"/>
      <text:p text:style-name="P55">Line 943: „usefull“ </text:p>
      <text:p text:style-name="P17">Changed as requested.</text:p>
      <text:p text:style-name="P3"/>
      <text:p text:style-name="P55">Line 962: possible approaches should be proposed at this point </text:p>
      <text:p text:style-name="P59">It is conceivable that the classes SF and SS <text:span text:style-name="T34">function </text:span>at a different scale than the other positions and should be discriminated only from BS at a specific scale. The same may hold for SH and FS? <text:span text:style-name="T36">Kann ich unseren Bericht zitieren?</text:span></text:p>
      <text:p text:style-name="P3"/>
      <text:p text:style-name="P55">Line 997: „diffent“ – add „different“ </text:p>
      <text:p text:style-name="P4"><text:s/><text:span text:style-name="T16">Changed as requested.</text:span></text:p>
      <text:p text:style-name="P17"/>
      <text:p text:style-name="P56">Figures / Tables </text:p>
      <text:p text:style-name="P55">Figure 1: Only show soil profiles at macro and meso scale locations including information of </text:p>
      <text:p text:style-name="P55">topographic position. 1668 instead of 1968 points? </text:p>
      <text:p text:style-name="P27">Changed as requested. See comments to Line 164 for more details. </text:p>
      <text:p text:style-name="P3"/>
      <text:p text:style-name="P55">Figure 1: „indicates the area for which die landform classifications“ - replace with „the“ </text:p>
      <text:p text:style-name="P5"><text:s/><text:span text:style-name="T16">Changed as requested.</text:span></text:p>
      <text:p text:style-name="P3"/>
      <text:p text:style-name="P55">Figure 1: Why exactly was this sample area selected (indicated by red rectangle)? </text:p>
      <text:p text:style-name="P70"><text:span text:style-name="T42">Please see our remark to the comment '</text:span>Line 580<text:span text:style-name="T43">'</text:span>.</text:p>
      <text:p text:style-name="P3"/>
      <text:p text:style-name="P55">Figure 2: In graph A) and C) extension of the Y-axis to the value of 700 and labeling of the axis (i.e. </text:p>
      <text:p text:style-name="P55">number of soil profile sites)</text:p>
      <text:p text:style-name="P42">Changed and added as requested.</text:p>
      <text:p text:style-name="P3"/>
      <text:p text:style-name="P55">Figure 2: Specify the total number of cases (n). </text:p>
      <text:p text:style-name="P42">Added in the figure as requested.</text:p>
      <text:p text:style-name="P3"/>
      <text:p text:style-name="P55">Figure 3: The Figure is of little relevance and should be made more detailed. The plot of cross- </text:p>
      <text:p text:style-name="P55">validated error versus number of parameters (topright) should be removed from Figure 1 and </text:p>
      <text:p text:style-name="P3"><text:span text:style-name="T28">added as a new figure in Section Parameter selection procedure.</text:span> </text:p>
      <text:p text:style-name="P63">Comment missing</text:p>
      <text:p text:style-name="P3"/>
      <text:p text:style-name="P55">Figure 3: plot of cross-validated error versus number of parameters: Is the labeling of the X-axis </text:p>
      <text:p text:style-name="P55">correct? </text:p>
      <text:p text:style-name="P39">Yes, the x-axis represents the number of p<text:span text:style-name="T31">redictor</text:span> maps <text:s/>(such as map of slope or curvature, <text:span text:style-name="T31">but could also be a landform map based on <text:s/>r.geomorphons with a specific parameter setting</text:span>), <text:span text:style-name="T31">or in other words, independent predictor variables, </text:span><text:s/>that are used by the SVM-<text:span text:style-name="T31">algorithm to build a </text:span><text:soft-page-break/><text:span text:style-name="T31">classifier for generaised topographic position classes (which in our case is the dependent variable). <text:s/></text:span></text:p>
      <text:p text:style-name="P3"/>
      <text:p text:style-name="P3"/>
      <text:p text:style-name="P55">Figure 4: Minimum or Minimal Curvature? - see line 552. </text:p>
      <text:p text:style-name="P26">Please see our remark to comment 'Line 552'</text:p>
      <text:p text:style-name="P3"/>
      <text:p text:style-name="P55">Figure 5: Coordinates should be mentioned for the region displayed </text:p>
      <text:p text:style-name="P38">Changed as requested. We have added the coordinates to the topmost map <text:s/>but not to the smaller ones where we think the coordinate ticks are sufficient. <text:s/>In the figure caption we added the information that the coordinate reference system used is WGS 84 / UTM zone 32N.</text:p>
      <text:p text:style-name="P3"/>
      <text:p text:style-name="P55">Figure 6: extension of the Y-axis to the value of 700, specify the total number of cases (n), the </text:p>
      <text:p text:style-name="P55">definitions of abbreviations should be repeated in the subtitles </text:p>
      <text:p text:style-name="P43">Figure changed as requested, abbrevations included in caption.</text:p>
      <text:p text:style-name="P3"/>
      <text:p text:style-name="P55">Figure 7: Explain the terrain parameter „texture“ in the subtitles </text:p>
      <text:p text:style-name="P37">We have added a short description of the <text:s/>terrain parameter texture in the caption of the figure and also added the explanation of the abbreviation TPI.</text:p>
      <text:p text:style-name="P3"/>
      <text:p text:style-name="P55">Table 2: „Accuracy values (%)“ <text:s/>- i.e. „based on the entire dataset“ should be added; see also Table </text:p>
      <text:p text:style-name="P55">3 to Table 7. </text:p>
      <text:p text:style-name="P29">We agree this is not precise enough and have inserted this information into the Table labels of Tables 2 – 7.</text:p>
      <text:p text:style-name="P8"/>
      <text:p text:style-name="P47">Table 2: It is difficult to page up and down to figure out what these abbreviations stand for</text:p>
      <text:p text:style-name="P30">This is true, we have added the explanation of the abbreviations to the caption of this <text:s/>as well as other relevant tables.</text:p>
      <text:p text:style-name="P3"/>
      <text:p text:style-name="P55">Table 7: There is no description of TPI in the subtitles</text:p>
      <text:p text:style-name="P19">Changed as requested.</text:p>
      <text:p text:style-name="P8"/>
      <text:p text:style-name="P47">Table 8: performing instead of performimg</text:p>
      <text:p text:style-name="P18">Changed as reque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s </meta:initial-creator>
    <meta:creation-date>2017-06-20T16:33:59.775224751</meta:creation-date>
    <dc:date>2017-07-13T17:09:45.774642479</dc:date>
    <dc:creator>fabs </dc:creator>
    <meta:editing-duration>P1DT15H44M57S</meta:editing-duration>
    <meta:editing-cycles>57</meta:editing-cycles>
    <meta:generator>LibreOffice/4.2.7.2$Linux_X86_64 LibreOffice_project/420m0$Build-2</meta:generator>
    <meta:document-statistic meta:table-count="0" meta:image-count="0" meta:object-count="0" meta:page-count="8" meta:paragraph-count="229" meta:word-count="3939" meta:character-count="24698" meta:non-whitespace-character-count="20801"/>
  </office:meta>
</office:document-meta>
</file>